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8in"/>
    </style:style>
    <style:style style:name="co3" style:family="table-column">
      <style:table-column-properties fo:break-before="auto" style:column-width="1.1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2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Accent" style:base-cell-address="Sheet1.E1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map style:condition="cell-content()=&quot;X&quot;" style:apply-style-name="Accent" style:base-cell-address="Sheet1.E1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map style:condition="cell-content()=&quot;X&quot;" style:apply-style-name="Accent" style:base-cell-address="Sheet1.E1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X&quot;" style:apply-style-name="Accent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5"/>
        <table:table-column table:style-name="co1" table:default-cell-style-name="ce8"/>
        <table:table-column table:style-name="co1" table:default-cell-style-name="ce25"/>
        <table:table-row table:style-name="ro1">
          <table:table-cell table:style-name="ce1" office:value-type="string" calcext:value-type="string">
            <text:p>Regist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ime Value</text:p>
          </table:table-cell>
          <table:table-cell table:style-name="ce4" office:value-type="string" calcext:value-type="string">
            <text:p>Bit Value</text:p>
          </table:table-cell>
          <table:table-cell table:style-name="ce22" office:value-type="string" calcext:value-type="string">
            <text:p>Action</text:p>
          </table:table-cell>
        </table:table-row>
        <table:table-row table:style-name="ro1">
          <table:table-cell table:style-name="ce9" office:value-type="float" office:value="0" calcext:value-type="float" table:number-columns-spanned="1" table:number-rows-spanned="8">
            <text:p>0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string" calcext:value-type="string">
            <text:p>0x01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u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string" calcext:value-type="string">
            <text:p>0x0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u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string" calcext:value-type="string">
            <text:p>0x04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u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0x08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u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string" calcext:value-type="string">
            <text:p>0x1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u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string" calcext:value-type="string">
            <text:p>0x2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u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string" calcext:value-type="string">
            <text:p>0x40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u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string" calcext:value-type="string">
            <text:p>0x80</text:p>
          </table:table-cell>
          <table:table-cell table:style-name="ce23" office:value-type="float" office:value="9" calcext:value-type="float">
            <text:p>9</text:p>
          </table:table-cell>
        </table:table-row>
        <table:table-row table:style-name="ro1">
          <table:table-cell table:style-name="ce9" office:value-type="float" office:value="1" calcext:value-type="float" table:number-columns-spanned="1" table:number-rows-spanned="8">
            <text:p>1</text:p>
          </table:table-cell>
          <table:table-cell table:style-name="ce5" office:value-type="string" calcext:value-type="string">
            <text:p>mnu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string" calcext:value-type="string">
            <text:p>0x0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u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string" calcext:value-type="string">
            <text:p>0x02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t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string" calcext:value-type="string">
            <text:p>0x04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t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string" calcext:value-type="string">
            <text:p>0x08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t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string" calcext:value-type="string">
            <text:p>0x1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t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0x20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t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string" calcext:value-type="string">
            <text:p>0x40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t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string" calcext:value-type="string">
            <text:p>0x80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table-cell table:style-name="ce9" office:value-type="float" office:value="2" calcext:value-type="float" table:number-columns-spanned="1" table:number-rows-spanned="8">
            <text:p>2</text:p>
          </table:table-cell>
          <table:table-cell table:style-name="ce5" office:value-type="string" calcext:value-type="string">
            <text:p>mnt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string" calcext:value-type="string">
            <text:p>0x01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t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string" calcext:value-type="string">
            <text:p>0x02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t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string" calcext:value-type="string">
            <text:p>0x04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mnt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string" calcext:value-type="string">
            <text:p>0x08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u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string" calcext:value-type="string">
            <text:p>0x10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u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string" calcext:value-type="string">
            <text:p>0x20</text:p>
          </table:table-cell>
          <table:table-cell table:style-name="ce24" office:value-type="float" office:value="3" calcext:value-type="float">
            <text:p>3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u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string" calcext:value-type="string">
            <text:p>0x4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u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0x80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9" office:value-type="float" office:value="3" calcext:value-type="float" table:number-columns-spanned="1" table:number-rows-spanned="8">
            <text:p>3</text:p>
          </table:table-cell>
          <table:table-cell table:style-name="ce5" office:value-type="string" calcext:value-type="string">
            <text:p>hu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string" calcext:value-type="string">
            <text:p>0x01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u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string" calcext:value-type="string">
            <text:p>0x02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u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string" calcext:value-type="string">
            <text:p>0x04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u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string" calcext:value-type="string">
            <text:p>0x08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u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string" calcext:value-type="string">
            <text:p>0x1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u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string" calcext:value-type="string">
            <text:p>0x2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t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string" calcext:value-type="string">
            <text:p>0x40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t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string" calcext:value-type="string">
            <text:p>0x80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table-cell table:style-name="ce9" office:value-type="float" office:value="4" calcext:value-type="float" table:number-columns-spanned="1" table:number-rows-spanned="8">
            <text:p>4</text:p>
          </table:table-cell>
          <table:table-cell table:style-name="ce5" office:value-type="string" calcext:value-type="string">
            <text:p>ht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string" calcext:value-type="string">
            <text:p>0x01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t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0x02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t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string" calcext:value-type="string">
            <text:p>0x04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t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string" calcext:value-type="string">
            <text:p>0x08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t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string" calcext:value-type="string">
            <text:p>0x10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t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string" calcext:value-type="string">
            <text:p>0x20</text:p>
          </table:table-cell>
          <table:table-cell table:style-name="ce23" office:value-type="string" calcext:value-type="string">
            <text:p>X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t</text:p>
          </table:table-cell>
          <table:table-cell table:style-name="ce14" office:value-type="float" office:value="0" calcext:value-type="float">
            <text:p>0</text:p>
          </table:table-cell>
          <table:table-cell table:style-name="ce7" office:value-type="string" calcext:value-type="string">
            <text:p>0x4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covered-table-cell table:style-name="ce3"/>
          <table:table-cell table:style-name="ce5" office:value-type="string" calcext:value-type="string">
            <text:p>ht</text:p>
          </table:table-cell>
          <table:table-cell table:style-name="ce14" office:value-type="float" office:value="1" calcext:value-type="float">
            <text:p>1</text:p>
          </table:table-cell>
          <table:table-cell table:style-name="ce7" office:value-type="string" calcext:value-type="string">
            <text:p>0x8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E1:Sheet1.E1048576">
            <calcext:condition calcext:apply-style-name="Accent" calcext:value="=&quot;X&quot;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C2:Sheet1.D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reen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0:39:45.5378359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6T20:38:45.527296188</meta:creation-date>
    <dc:date>2021-04-20T01:28:00.013946894</dc:date>
    <meta:editing-duration>PT2H11M3S</meta:editing-duration>
    <meta:editing-cycles>15</meta:editing-cycles>
    <meta:generator>LibreOffice/7.1.1.2$Linux_X86_64 LibreOffice_project/10$Build-2</meta:generator>
    <meta:document-statistic meta:table-count="1" meta:cell-count="170" meta:object-count="0"/>
  </office:meta>
</office:document-meta>
</file>